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679d" officeooo:paragraph-rsid="0017679d"/>
    </style:style>
    <style:style style:name="P2" style:family="paragraph" style:parent-style-name="Standard">
      <style:text-properties officeooo:rsid="0018cf5b" officeooo:paragraph-rsid="0018cf5b"/>
    </style:style>
    <style:style style:name="P3" style:family="paragraph" style:parent-style-name="Standard">
      <style:text-properties officeooo:rsid="0018f20b" officeooo:paragraph-rsid="0018f20b"/>
    </style:style>
    <style:style style:name="P4" style:family="paragraph" style:parent-style-name="Text_20_body">
      <style:text-properties officeooo:rsid="0018f20b" officeooo:paragraph-rsid="0018f20b"/>
    </style:style>
    <style:style style:name="P5" style:family="paragraph" style:parent-style-name="Standard">
      <style:paragraph-properties style:line-height-at-least="0.402cm"/>
      <style:text-properties fo:color="#cccccc" loext:opacity="100%" style:font-name="Droid Sans Mono" fo:font-size="8.39999961853027pt" fo:font-weight="normal" fo:background-color="#1f1f1f"/>
    </style:style>
    <style:style style:name="P6" style:family="paragraph" style:parent-style-name="Standard">
      <style:paragraph-properties style:line-height-at-least="0.402cm"/>
      <style:text-properties fo:color="#6a9955" loext:opacity="100%" style:font-name="Droid Sans Mono" fo:font-size="8.39999961853027pt" fo:font-weight="normal" fo:background-color="#1f1f1f"/>
    </style:style>
    <style:style style:name="P7" style:family="paragraph" style:parent-style-name="Standard">
      <style:paragraph-properties style:line-height-at-least="0.402cm"/>
    </style:style>
    <style:style style:name="P8" style:family="paragraph" style:parent-style-name="Standard">
      <style:text-properties officeooo:rsid="00199dbe" officeooo:paragraph-rsid="00199dbe"/>
    </style:style>
    <style:style style:name="P9" style:family="paragraph" style:parent-style-name="Standard">
      <style:text-properties officeooo:rsid="001d5de1" officeooo:paragraph-rsid="001d5de1"/>
    </style:style>
    <style:style style:name="P10" style:family="paragraph" style:parent-style-name="Standard">
      <style:text-properties officeooo:rsid="001feee2" officeooo:paragraph-rsid="001feee2"/>
    </style:style>
    <style:style style:name="P11" style:family="paragraph" style:parent-style-name="Standard">
      <style:text-properties style:text-underline-style="none" officeooo:rsid="001a2cdc" officeooo:paragraph-rsid="00199dbe"/>
    </style:style>
    <style:style style:name="P12" style:family="paragraph" style:parent-style-name="Standard">
      <style:text-properties officeooo:rsid="002433ec" officeooo:paragraph-rsid="002433ec"/>
    </style:style>
    <style:style style:name="P13" style:family="paragraph" style:parent-style-name="Standard">
      <style:text-properties officeooo:rsid="0025ff8c" officeooo:paragraph-rsid="0025ff8c"/>
    </style:style>
    <style:style style:name="P14" style:family="paragraph" style:parent-style-name="Standard">
      <style:text-properties officeooo:rsid="00290a82" officeooo:paragraph-rsid="00290a82"/>
    </style:style>
    <style:style style:name="P15" style:family="paragraph" style:parent-style-name="Standard">
      <style:text-properties officeooo:rsid="002a7d09" officeooo:paragraph-rsid="002a7d09"/>
    </style:style>
    <style:style style:name="P16" style:family="paragraph" style:parent-style-name="Quotations">
      <style:paragraph-properties fo:margin-top="0cm" fo:margin-bottom="0cm" style:contextual-spacing="false" style:writing-mode="lr-tb"/>
    </style:style>
    <style:style style:name="P17" style:family="paragraph" style:parent-style-name="Quotations">
      <style:paragraph-properties fo:margin-left="2cm" fo:margin-right="2cm" fo:margin-top="0cm" fo:margin-bottom="0cm" style:contextual-spacing="false" fo:text-indent="0cm" style:auto-text-indent="false" style:writing-mode="lr-tb"/>
    </style:style>
    <style:style style:name="P18" style:family="paragraph" style:parent-style-name="Quotations">
      <style:paragraph-properties style:writing-mode="lr-tb"/>
    </style:style>
    <style:style style:name="P19" style:family="paragraph" style:parent-style-name="Quotations">
      <style:text-properties fo:color="#ff0000" loext:opacity="100%"/>
    </style:style>
    <style:style style:name="P20" style:family="paragraph" style:parent-style-name="Quotations">
      <style:text-properties fo:color="#ff0000" loext:opacity="100%" fo:font-weight="bold"/>
    </style:style>
    <style:style style:name="P21" style:family="paragraph" style:parent-style-name="Quotations">
      <style:text-properties officeooo:paragraph-rsid="002c5afc"/>
    </style:style>
    <style:style style:name="P22" style:family="paragraph" style:parent-style-name="Standard">
      <style:text-properties officeooo:paragraph-rsid="002c5afc"/>
    </style:style>
    <style:style style:name="P23" style:family="paragraph" style:parent-style-name="Standard">
      <style:text-properties officeooo:rsid="003200e5" officeooo:paragraph-rsid="003200e5"/>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T1" style:family="text">
      <style:text-properties style:text-position="33% 80%"/>
    </style:style>
    <style:style style:name="T2" style:family="text">
      <style:text-properties fo:color="#6a9955" loext:opacity="100%" style:font-name="Droid Sans Mono" fo:font-size="8.39999961853027pt" fo:font-weight="normal" fo:background-color="#1f1f1f" loext:char-shading-value="0"/>
    </style:style>
    <style:style style:name="T3" style:family="text">
      <style:text-properties fo:color="#4fc1ff" loext:opacity="100%"/>
    </style:style>
    <style:style style:name="T4" style:family="text">
      <style:text-properties fo:color="#d4d4d4" loext:opacity="100%"/>
    </style:style>
    <style:style style:name="T5" style:family="text">
      <style:text-properties fo:color="#b5cea8" loext:opacity="100%"/>
    </style:style>
    <style:style style:name="T6" style:family="text">
      <style:text-properties fo:color="#9cdcfe" loext:opacity="100%"/>
    </style:style>
    <style:style style:name="T7" style:family="text">
      <style:text-properties fo:color="#dcdcaa" loext:opacity="100%"/>
    </style:style>
    <style:style style:name="T8" style:family="text">
      <style:text-properties style:text-underline-style="none"/>
    </style:style>
    <style:style style:name="T9" style:family="text">
      <style:text-properties style:text-underline-style="none" officeooo:rsid="001a2cdc"/>
    </style:style>
    <style:style style:name="T10" style:family="text">
      <style:text-properties officeooo:rsid="0021818f"/>
    </style:style>
    <style:style style:name="T11" style:family="text">
      <style:text-properties officeooo:rsid="0023188e"/>
    </style:style>
    <style:style style:name="T12" style:family="text">
      <style:text-properties officeooo:rsid="0026690b"/>
    </style:style>
    <style:style style:name="T13" style:family="text">
      <style:text-properties officeooo:rsid="002c5afc"/>
    </style:style>
    <style:style style:name="T14" style:family="text">
      <style:text-properties fo:color="#4ec9b0" loext:opacity="100%" style:font-name="Droid Sans Mono" fo:font-size="8.39999961853027pt" fo:font-weight="normal" fo:background-color="#1f1f1f" loext:char-shading-value="0"/>
    </style:style>
    <style:style style:name="T15" style:family="text">
      <style:text-properties officeooo:rsid="002e1c1a"/>
    </style:style>
    <style:style style:name="T16" style:family="text">
      <style:text-properties fo:color="#ff0000" loext:opacity="100%"/>
    </style:style>
    <style:style style:name="T17" style:family="text">
      <style:text-properties officeooo:rsid="00324d00"/>
    </style:style>
    <style:style style:name="T18" style:family="text">
      <style:text-properties officeooo:rsid="003256ef"/>
    </style:style>
    <style:style style:name="T19"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s herramientas de la aplicación relacionadas con Biopython van en un módulo aparte en la carpeta utils. Todo lo concerniente a funciones de uso público por todos los módulos se considera utils.</text:p>
      <text:p text:style-name="P1"/>
      <text:p text:style-name="P3">Sobre la fórmula empleada en el e-value: <text:a xlink:type="simple" xlink:href="https://sequenceserver.com/blog/blast-e-value-meaning/" text:style-name="Internet_20_link" text:visited-style-name="Visited_20_Internet_20_Link">https://sequenceserver.com/blog/blast-e-value-meaning/</text:a></text:p>
      <text:p text:style-name="P3"/>
      <text:p text:style-name="P4"><text:span text:style-name="Emphasis">E</text:span>-value = K × m × n × e<text:span text:style-name="T1">-λS</text:span></text:p>
      <text:p text:style-name="Text_20_body">Where:</text:p>
      <text:list xml:id="list2085919395" text:style-name="L1">
        <text:list-item>
          <text:p text:style-name="P25">m is the length of the query sequence. </text:p>
        </text:list-item>
        <text:list-item>
          <text:p text:style-name="P25">n is the length of the database (i.e., the sum of all the lengths of all the sequences in the database). </text:p>
        </text:list-item>
        <text:list-item>
          <text:p text:style-name="P25">K and λ are the Karlin-Altschul parameters. They can be estimated from large sets of random sequence alignments. The λ parameter normalizes the alignment score, while the K parameter scales the <text:span text:style-name="Emphasis">E</text:span>-value based on the database and sequence lengths. </text:p>
        </text:list-item>
        <text:list-item>
          <text:p text:style-name="P24">S is the alignment score. It is calculated based on the selected scoring matrix and the given sequence alignment. The score reflects the sum of substitution and gap scores for the aligned residues. </text:p>
        </text:list-item>
      </text:list>
      <text:p text:style-name="Text_20_body">The <text:span text:style-name="Emphasis">E</text:span>-value thus depends on the database size. Larger databases have more chances of producing the alignment you see by chance… so <text:span text:style-name="Emphasis">E</text:span>-values for the same amount of similarity end up being weaker (higher). <text:span text:style-name="T2">Here, we assume that we have a large enough database and statistical model parameters.</text:span></text:p>
      <text:p text:style-name="P5"><text:span text:style-name="T3">K</text:span> <text:span text:style-name="T4">=</text:span> <text:span text:style-name="T5">0.1</text:span></text:p>
      <text:p text:style-name="P5"><text:span text:style-name="T6">lambda_</text:span> <text:span text:style-name="T4">=</text:span> <text:span text:style-name="T5">0.267</text:span></text:p>
      <text:p text:style-name="P7"/>
      <text:p text:style-name="P6"># Calculate e-value</text:p>
      <text:p text:style-name="P5"><text:span text:style-name="T6">m</text:span> <text:span text:style-name="T4">=</text:span> <text:span text:style-name="T7">len</text:span>(<text:span text:style-name="T6">protein_one</text:span>)</text:p>
      <text:p text:style-name="P5"><text:span text:style-name="T6">n</text:span> <text:span text:style-name="T4">=</text:span> <text:span text:style-name="T7">len</text:span>(<text:span text:style-name="T6">protein_two</text:span>)</text:p>
      <text:p text:style-name="P5"><text:span text:style-name="T6">e_value</text:span> <text:span text:style-name="T4">=</text:span> <text:span text:style-name="T3">K</text:span> <text:span text:style-name="T4">*</text:span> <text:span text:style-name="T6">m</text:span> <text:span text:style-name="T4">*</text:span> <text:span text:style-name="T6">n</text:span> <text:span text:style-name="T4">*</text:span> (<text:span text:style-name="T5">2.718</text:span> <text:span text:style-name="T4">**</text:span> (<text:span text:style-name="T4">-</text:span><text:span text:style-name="T6">lambda_</text:span> <text:span text:style-name="T4">*</text:span> <text:span text:style-name="T6">score</text:span>))</text:p>
      <text:p text:style-name="Text_20_body"/>
      <text:p text:style-name="P3">Básicamente calculamos el e-value de forma local sin necesitar hacer llamadas a los servidores de NCBI. Es mucho más rápido aunque algo más impreciso.</text:p>
      <text:p text:style-name="P3"/>
      <text:p text:style-name="P8">Dejamos la función del e-value pero por ahora no la usamos porque determinar los valores por defecto de K y lambda puede ser contraproducente, y usamos mejor el porcentaje de coincidencia.<text:span text:style-name="T8"> </text:span><text:span text:style-name="T9">Transformamos la función del e-valor en una que recibe K y lambda como parámetros</text:span></text:p>
      <text:p text:style-name="P11"/>
      <text:p text:style-name="P9"><text:span text:style-name="T9">«Unexpected error occurred while getting the proteins from the fasta file: [Errno 2] No existe el archivo o el directorio: './proteins.fasta'</text:span><text:span text:style-name="T8">». Puede dar este error al cargar una tarea del tipo reduce_sample desde un json. Se debe a que la tarea no almacena la ruta original al archivo del que obtener las proteínas, y por defecto intenta buscarlas en un archivo llamado ./proteins.fasta, pero no es un error grave porque en el json ya están guardadas las proteínas que deben emplearse en la tarea, así que no pasa nada si no consigue cargarlas del archivo.</text:span></text:p>
      <text:p text:style-name="P9"/>
      <text:p text:style-name="P10">Nos interesa bloquear el botón de ejecución de un flujo de trabajo mientras se está ejecutando para evitar que el usuario pierda la cuenta de los flujos de trabajo que pone a trabajar, por lo que solo admitimos la ejecución de uno solo cada vez. Cuando se ejecuta un flujo, bloqueamos los botones que impiden cambiar de pantalla mientras se ejecuta porque si solo bloqueáramos el de ejecución, al cambiar de pantalla, por una cuestión de diseño (se borran los widgets que hubiera previamente y toda su información), volvería a aparecer el botón de ejecución sin estar bloqueado. <text:span text:style-name="T10">No ha habido </text:span><text:soft-page-break/><text:span text:style-name="T10">tiempo para diseñar una solución más sofisticada al problema de la cola de tareas </text:span><text:span text:style-name="T11">y se propone como mejora futura.</text:span></text:p>
      <text:p text:style-name="P1"/>
      <text:p text:style-name="P1"/>
      <text:p text:style-name="P2">Matriz de confusión: <text:a xlink:type="simple" xlink:href="https://youtu.be/N7PbNy4SGBo?si=fALRRdP_6aiF09hW" text:style-name="Internet_20_link" text:visited-style-name="Visited_20_Internet_20_Link">https://youtu.be/N7PbNy4SGBo?si=fALRRdP_6aiF09hW</text:a></text:p>
      <text:p text:style-name="P2"/>
      <text:p text:style-name="P12">Tras reducir las proteínas, le mandamos a Paco la muestra reducida para que las organice por similaridad y forme un árbol filogenético con información resumida sobre las proteínas obtenidas.</text:p>
      <text:p text:style-name="P12"/>
      <text:p text:style-name="P12">Ahora toca obtener las cadenas a la izquierda y la derecha de las proteínas aisladas. 30 kilobases a la izquierda y 30 kilobases(Kb) a la derecha. Las llamaremos "vecinas". Aprox 50 proteínas más por cada una que tengamos ya. Nos preguntamos con qué frecuencia una proteína es parecida a sus vecinas. Volvemos a preguntarnos qué proteínas se parecen a sus vecinas. Ordenamos las proetínas iniciales por parecido entre ellas. Se toman las vecinas y esas son las que se clusterizan, sin las originales. Los clusteres se encargan de guardar vecinas similares sin atender a las originales, y después se busca si algún conjunto de las originales se relacionan solo con un determinado cluster o conjunto de clusters que se parezcan entre ellos. La matriz de similaridad tiene todas las proteínas originales en las filas y las columnas son las proteínas vecinas asociadas a cada proteína original. Bajo unas determinadas condiciones obtenidas mediante ensayo y error, se obtiene una matriz de similaridad donde hay un punto en una celda de una columna de proteína vecina indica que cumple con las condiciones establecidas para considerarla parecida a su proteína original. Las líneas que se forman en una misma columna indican un grupo de vecinas relacionadas entre sí (debido a que las filas van dadas por la similaridad entre las proteínas originales entre sí).</text:p>
      <text:p text:style-name="P12"/>
      <text:p text:style-name="P13">Nos enfocamos en obtener las proteínas vecinas <text:span text:style-name="T12">a aquellas aisladas. La finalidad del experimento de ejemplo con GeneSys tiene unas aplicaciones tecnológicas claras.</text:span></text:p>
      <text:p text:style-name="P13"/>
      <text:p text:style-name="P14">Una vez hemos obtenido las proteínas reducidas, Paco se encarga de usar un programa experto para ordenarlas por similaridad y nos las devuelve en un archivo de tipo Newick. Nos centramos en implementar una nueva tarea que se encargue de leer ese archivo Newick y, partiendo de la ruta a las proteínas reducidas, genere un nuevo .fasta con las proteínas reducidas ordenadas según vienen dadas en el archivo Newick. El Newick solo contiene los códigos de las proteínas. El proceso que seguimos es: tomar la siguiente proteína en el Newick, buscar su cadena en el fasta. Añadirlo a un diccionario y finalmente pasar ese diccionario a un nuevo .fasta</text:p>
      <text:p text:style-name="P14"/>
      <text:p text:style-name="P15">Solo se trasladan al fichero de los utils de patric_protein_processing aquellas funciones que vayan a usarse en más de una tar<text:span text:style-name="T13">ea.</text:span></text:p>
      <text:p text:style-name="P15"/>
      <text:p text:style-name="P22"><text:span text:style-name="T13">No tiene sentido que en </text:span><text:span text:style-name="T14">FromOrederdNewickToFasta</text:span><text:span text:style-name="T13"> se tome el pathname_to_reduced_proteins de la tarea anterior, que reduce la muestra de proteínas, porque el fichero .newick que se nos pide </text:span><text:span text:style-name="T15">leer para reescribir las proteínas ordenadas es creado por un experto a partir de las proteínas reducidas de la tarea anterior, lo que implica que no puede iniciarse una tarea inmediatamente después de la otra y, en consecuencia, no tiene sentido programarlo para que el campo de la ruta a reduced_proteins se rellene automáticamente en caso de que se pongan las dos tareas una tras otra en un mismo flujo de trabajo.</text:span></text:p>
      <text:p text:style-name="P22"/>
      <text:p text:style-name="P21">Hola, Paco.</text:p>
      <text:p text:style-name="P16"/>
      <text:p text:style-name="P18">Ya me he reunido con Fernando. Hemos acordado que el desarrollo de la aplicación se va a detener una vez se han formado los grupos (los clusters) y la matriz de <text:soft-page-break/>equivalencia. A partir de ahí, será tarea tuya seguir con el experimento (más que nada porque no da tiempo).</text:p>
      <text:p text:style-name="P20">Correcto, pongamosnos ese norte.</text:p>
      <text:p text:style-name="P17"/>
      <text:p text:style-name="P18">Así pues, voy a necesitar obtener las 30 kilobases arriba y abajo de cada proteína de cara a hacer el clustering. Y como no parece que la obtención de esas bases se pueda automatizar, no me va a quedar más remedio que hacerlo a mano. ¿En su día Mario también descargó esas bases a mano para las miles de proteínas que tenía?</text:p>
      <text:p text:style-name="P19">No lo creo, a mi se me ocurre el como se puede acceder y es posible que se pueda implementar algun automatismo desde datos de la base de patric (mira el adjunto acon algun pantallazo a modo de ejemplo.</text:p>
      <text:p text:style-name="P17"/>
      <text:p text:style-name="P16">Si no he entendido mal, una vez consiga las proteínas correspondientes a las 30 kilobases (por arriba y por abajo), debo construir una matriz de equivalencia donde las filas sean las proteínas representantes, las columnas los clusters resultantes de la clasificación del resto de proteínas, y en las celdas haya una marca allá donde una proteína asociada al representante de la fila haya aparecido en el cluster asociado a la columna, ¿es correcto?</text:p>
      <text:p text:style-name="P16"/>
      <text:p text:style-name="P18">Estos días me dedicaré a descargar las bases.</text:p>
      <text:p text:style-name="Text_20_body"><text:span text:style-name="T16">De todas formas, piensa en esa posible pista y automatizacion desde la base Patric.</text:span><text:line-break/><text:span text:style-name="T16">Debemos de tener un skype o similar, parece que Mario está missing.</text:span><text:line-break/><text:span text:style-name="T16">Ya hablamos. Wassapeemos de momento...</text:span><text:line-break/><text:span text:style-name="T16">Paco</text:span></text:p>
      <text:p text:style-name="P23">Las bases se pueden automatizar con get_30kilobases_up_and_down.sh <text:span text:style-name="T18">(devuelve un máximo de 30kbases por arriba y por abajo en mayúsculas junto a la proteína original en minúsculas allá donde se encuentre en la cadena. Si la proteína no tuviera tantas bases, las devuelve todas)</text:span>. La cosa es que <text:span text:style-name="T17">esas 30 kilobases se deben obtener como ADN, no como aminoácidos. El programa, por fortuna, hace justo eso, pero aún faltaría pasar esas kilobases a aminoácidos y, tras eso, reconocer las proteínas que las conform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9:19:44.736383584</meta:creation-date>
    <dc:date>2024-07-21T13:54:29.754501479</dc:date>
    <meta:editing-duration>PT2H22M46S</meta:editing-duration>
    <meta:editing-cycles>19</meta:editing-cycles>
    <meta:generator>LibreOffice/7.3.7.2$Linux_X86_64 LibreOffice_project/30$Build-2</meta:generator>
    <meta:document-statistic meta:table-count="0" meta:image-count="0" meta:object-count="0" meta:page-count="3" meta:paragraph-count="35" meta:word-count="1375" meta:character-count="8213" meta:non-whitespace-character-count="6873"/>
  </office:meta>
</office:document-meta>
</file>